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23T11:01:23.439234</meta:creation-date>
    <dc:date>2022-04-23T11:24:11.078202</dc:date>
    <meta:generator>http://pypi.python.org/pypi/ezodf/0.1.0$Python3.9.10 | packaged by conda-forge | (main, Feb  1 2022, 21:36:27) 
[GCC 9.4.0]</meta:generator>
    <meta:document-statistic/>
    <meta:editing-cycles>2</meta:editing-cycles>
  </office:meta>
</office:document-meta>
</file>